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Google Sans" svg:font-family="'Google Sans', arial, sans-serif"/>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background-color="#ffffff">
        <style:background-image/>
      </style:paragraph-properties>
      <style:text-properties fo:color="#000000" style:font-name="Arial" fo:font-size="16pt" fo:font-weight="normal" fo:background-color="#ffffff" style:font-size-asian="16pt" style:font-size-complex="16pt"/>
    </style:style>
    <style:style style:name="P2" style:family="paragraph" style:parent-style-name="Standard">
      <style:paragraph-properties fo:line-height="150%" fo:background-color="#ffffff">
        <style:background-image/>
      </style:paragraph-properties>
      <style:text-properties fo:color="#000000" style:font-name="Arial" fo:font-size="16pt" fo:background-color="#ffffff" style:font-size-asian="16pt" style:font-size-complex="16pt"/>
    </style:style>
    <style:style style:name="P3" style:family="paragraph" style:parent-style-name="Standard">
      <style:paragraph-properties fo:line-height="150%" fo:background-color="#eeeeee">
        <style:background-image/>
      </style:paragraph-properties>
      <style:text-properties fo:color="#000000" style:font-name="Arial" fo:font-size="16pt" fo:font-weight="normal" fo:background-color="#ffffff" style:font-size-asian="16pt" style:font-size-complex="16pt"/>
    </style:style>
    <style:style style:name="P4" style:family="paragraph" style:parent-style-name="Preformatted_20_Text">
      <style:paragraph-properties fo:margin-top="0cm" fo:margin-bottom="0cm" style:line-height-at-least="0.953cm" fo:text-align="start" style:justify-single-word="false" fo:orphans="2" fo:widows="2" fo:background-color="#eeeeee" fo:padding="0cm" fo:border="none" style:writing-mode="lr-tb">
        <style:background-image/>
      </style:paragraph-properties>
      <style:text-properties fo:font-variant="normal" fo:text-transform="none" fo:color="#202124" style:font-name="Arial" fo:font-size="16pt" fo:letter-spacing="normal" fo:language="cs" fo:country="CZ" fo:font-style="normal" fo:font-weight="normal" style:font-size-asian="16pt" style:font-size-complex="16pt"/>
    </style:style>
    <style:style style:name="P5" style:family="paragraph" style:parent-style-name="Preformatted_20_Text">
      <style:paragraph-properties fo:margin-top="0cm" fo:margin-bottom="0cm" style:line-height-at-least="0.953cm" fo:text-align="start" style:justify-single-word="false" fo:orphans="2" fo:widows="2" fo:background-color="#ffffff" fo:padding="0cm" fo:border="none" style:writing-mode="lr-tb">
        <style:background-image/>
      </style:paragraph-properties>
      <style:text-properties fo:font-variant="normal" fo:text-transform="none" fo:color="#202124" style:font-name="Arial" fo:font-size="16pt" fo:letter-spacing="normal" fo:language="cs" fo:country="CZ" fo:font-style="normal" fo:font-weight="normal" fo:background-color="#ffffff" style:font-size-asian="16pt" style:font-size-complex="16pt"/>
    </style:style>
    <style:style style:name="P6" style:family="paragraph" style:parent-style-name="Preformatted_20_Text">
      <style:paragraph-properties fo:line-height="150%" fo:background-color="#ffffff">
        <style:background-image/>
      </style:paragraph-properties>
      <style:text-properties fo:color="#000000" style:font-name="Arial" fo:font-size="16pt" fo:font-weight="normal" fo:background-color="#ffffff" style:font-size-asian="16pt" style:font-size-complex="16pt"/>
    </style:style>
    <style:style style:name="T1" style:family="text">
      <style:text-properties fo:font-variant="normal" fo:text-transform="none" fo:color="#202124" fo:letter-spacing="normal"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line-break/><text:span text:style-name="T1">Když tvůrce nebo držitel práv aplikuje na dílo licenci Creative Commons, licence se automaticky aplikuje jen na autorská práva, která má poskytovatel licence (tzn. tvůrce nebo držitel autorských práv) k celému dílu. V ideálním případě má poskytovatel licence všechna práva nezbytná k licencování celého díla, protože v opačeném případě vystavuje potencionální uživatele díla odpovědnosti. Pokud to tak není, může poskytovatel licence, který nevlastní všechna práva k dílu, informovat potencionální uživatele pomocí oznámení a/nebo označení, které vysvětlí omezení licence. Tak může poskytovatel licence potencionální uživatele varovat, že určitý prvek díla není volně dostupný (nebo není dostupný za podmínek CC licence) a že si potencionální uživatel musí pro použití díla vyřídit povolení k dalším částím díla. </text:span></text:p>
      <text:p text:style-name="P1"><text:span text:style-name="T1"/></text:p>
      <text:p text:style-name="P5"><text:span text:style-name="T1">Někteří poskytovatelé licencí mohou také chtít vyjmout určité části díla z aplikace licence CC. Tvůrce může například chtít použít licenci CC na jednu kapitolu knihy. Licence Creative Commons jsou ve své aplikaci flexibilní a poskytovatelé licencí je mohou používat, jak uznají za vhodné. Aby se zabránilo nedorozuměním nebo nedorozuměním ze strany uživatelů, je důležité dílo jasně označit, aby bylo možné identifikovat části, které nepodléhají licenci CC.</text:span></text:p>
      <text:p text:style-name="P1"/>
      <text:p text:style-name="P6"><text:bookmark text:name="tw-target-text"/></text:p>
      <text:p text:style-name="P4"><text:soft-page-break/>Když autor nebo držitel práv použije na dílo licenci Creative Commons, licence se automaticky použije na veškerá autorská práva, která má poskytovatel licence na celé dílo. V ideálním případě budou mít poskytovatelé licencí všechna práva nezbytná k licencování díla, protože jinak potenciálně vystavují uživatele odpovědnosti. Alternativně mohou poskytovatelé licencí, kteří nemají všechna potřebná práva, informovat uživatele pomocí oznámení a / nebo označení, která vysvětlují omezení licence, varování, například, že určitý prvek díla není volně dostupný nebo že dodatečné vyřízení práv může být nutné. Někteří poskytovatelé licencí mohou také chtít vyjmout určité části díla z aplikace licence CC. Tvůrce může například chtít použít licenci CC na jednu kapitolu knihy. Licence Creative Commons jsou ve své aplikaci flexibilní a poskytovatelé licencí je mohou používat, jak uznají za vhodné. Aby se zabránilo nedorozuměním nebo nedorozuměním ze strany uživatelů, je důležité dílo jasně označit, aby bylo možné identifikovat části, které nepodléhají licenci CC.</text:p>
      <text:p text:style-name="P3"/>
      <text:p text:style-name="P1"/>
      <text:p text:style-name="P1"/>
      <text:p text:style-name="P1">When a creator or rightsholder applies a Creative Commons license to a work, the license automatically applies to any copyrights the licensor has in the entire work. Ideally, licensors will have all the rights necessary to license a work, since they otherwise potentially expose users to liability. Alternatively, licensors that do not have all the necessary right<text:soft-page-break/>s can inform users with notice statements and/or marking that explains the limitations on the license, warning, for instance, that a particular element of a work is not freely available or that additional rights clearance may be necessary.&lt;/span&gt; Some licensors may also wish to exempt certain portions of a work from the application of the CC license. For instance, a creator may wish to apply a CC license to one chapter of a book. Creative Commons licenses are flexible in their application, and licensors may use them as they find appropriate. To avoid confusion or misunderstanding on the part of users, however, it is important to mark a work clearly to identify portions not subject to the CC licens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Google Sans" svg:font-family="'Google Sans', arial, sans-serif"/>
    <style:font-face style:name="inherit" svg:font-family="inherit"/>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libor Pavlík</meta:initial-creator>
    <meta:creation-date>2021-07-04T04:42:25.64</meta:creation-date>
    <dc:date>2021-07-04T05:18:16.69</dc:date>
    <dc:creator>Dalibor Pavlík</dc:creator>
    <meta:editing-duration>PT5M9S</meta:editing-duration>
    <meta:editing-cycles>2</meta:editing-cycles>
    <meta:generator>OpenOffice/4.1.9$Win32 OpenOffice.org_project/419m1$Build-9805</meta:generator>
    <meta:document-statistic meta:table-count="0" meta:image-count="0" meta:object-count="0" meta:page-count="3" meta:paragraph-count="4" meta:word-count="504" meta:character-count="3406"/>
  </office:meta>
</office:document-meta>
</file>